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Monthly Payment Double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4" office:value-type="currency" office:currency="USD" office:value="10000">
            <text:p>$10,000.00</text:p>
          </table:table-cell>
          <table:table-cell table:style-name="ce1" office:value-type="string">
            <text:p><text:s/>= Loan in $'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5" office:value-type="percentage" office:value="0.01">
            <text:p>1.00%</text:p>
          </table:table-cell>
          <table:table-cell table:style-name="ce1" office:value-type="string">
            <text:p><text:s/>= Interest Rate in %/month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office:value-type="float" office:value="36">
            <text:p>36</text:p>
          </table:table-cell>
          <table:table-cell table:style-name="ce1" office:value-type="string">
            <text:p><text:s/>= Number of Compounding Period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4" office:value-type="currency" office:currency="USD" office:value="332.14">
            <text:p>$332.14</text:p>
          </table:table-cell>
          <table:table-cell table:style-name="ce1" office:value-type="string">
            <text:p><text:s/>= Monthly Payment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formula="of:=[.E48]" office:value-type="currency" office:currency="USD" office:value="0.133457705051001">
            <text:p>$0.13</text:p>
          </table:table-cell>
          <table:table-cell table:style-name="ce1" office:value-type="string">
            <text:p><text:s/>= Balloon Payment</text:p>
          </table:table-cell>
          <table:table-cell table:style-name="ce1" table:number-columns-repeated="1017"/>
        </table:table-row>
        <table:table-row table:style-name="ro1" table:number-rows-repeated="2">
          <table:table-cell table:style-name="ce1" table:number-columns-repeated="3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3" office:value-type="string">
            <text:p>Interest Owed</text:p>
          </table:table-cell>
          <table:table-cell table:style-name="ce3" office:value-type="string">
            <text:p>Monthly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table:number-columns-repeated="3"/>
          <table:table-cell table:style-name="ce3" office:value-type="string">
            <text:p>Month</text:p>
          </table:table-cell>
          <table:table-cell table:style-name="ce3" office:value-type="string">
            <text:p>Loan Amt</text:p>
          </table:table-cell>
          <table:table-cell table:style-name="ce3" office:value-type="string">
            <text:p>End of Month</text:p>
          </table:table-cell>
          <table:table-cell table:style-name="ce3" office:value-type="string">
            <text:p>Payment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F3]" office:value-type="currency" office:currency="USD" office:value="10000">
            <text:p>$10,000.00</text:p>
          </table:table-cell>
          <table:table-cell table:style-name="ce2" table:formula="of:=[.E12]*[.$F$4]" office:value-type="currency" office:currency="USD" office:value="100">
            <text:p>$100.00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12]+[.F12]-[.G12]" office:value-type="currency" office:currency="USD" office:value="9767.86">
            <text:p>$9,767.86</text:p>
          </table:table-cell>
          <table:table-cell table:style-name="ce2" table:formula="of:=[.E13]*[.$F$4]" office:value-type="currency" office:currency="USD" office:value="97.6786">
            <text:p>$97.68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13]+[.F13]-[.G13]" office:value-type="currency" office:currency="USD" office:value="9533.3986">
            <text:p>$9,533.40</text:p>
          </table:table-cell>
          <table:table-cell table:style-name="ce2" table:formula="of:=[.E14]*[.$F$4]" office:value-type="currency" office:currency="USD" office:value="95.333986">
            <text:p>$95.33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4]+[.F14]-[.G14]" office:value-type="currency" office:currency="USD" office:value="9296.592586">
            <text:p>$9,296.59</text:p>
          </table:table-cell>
          <table:table-cell table:style-name="ce2" table:formula="of:=[.E15]*[.$F$4]" office:value-type="currency" office:currency="USD" office:value="92.96592586">
            <text:p>$92.97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5]+[.F15]-[.G15]" office:value-type="currency" office:currency="USD" office:value="9057.41851186">
            <text:p>$9,057.42</text:p>
          </table:table-cell>
          <table:table-cell table:style-name="ce2" table:formula="of:=[.E16]*[.$F$4]" office:value-type="currency" office:currency="USD" office:value="90.5741851186">
            <text:p>$90.57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6]+[.F16]-[.G16]" office:value-type="currency" office:currency="USD" office:value="8815.8526969786">
            <text:p>$8,815.85</text:p>
          </table:table-cell>
          <table:table-cell table:style-name="ce2" table:formula="of:=[.E17]*[.$F$4]" office:value-type="currency" office:currency="USD" office:value="88.158526969786">
            <text:p>$88.16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7]+[.F17]-[.G17]" office:value-type="currency" office:currency="USD" office:value="8571.87122394839">
            <text:p>$8,571.87</text:p>
          </table:table-cell>
          <table:table-cell table:style-name="ce2" table:formula="of:=[.E18]*[.$F$4]" office:value-type="currency" office:currency="USD" office:value="85.7187122394839">
            <text:p>$85.72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8]+[.F18]-[.G18]" office:value-type="currency" office:currency="USD" office:value="8325.44993618787">
            <text:p>$8,325.45</text:p>
          </table:table-cell>
          <table:table-cell table:style-name="ce2" table:formula="of:=[.E19]*[.$F$4]" office:value-type="currency" office:currency="USD" office:value="83.2544993618787">
            <text:p>$83.2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9]+[.F19]-[.G19]" office:value-type="currency" office:currency="USD" office:value="8076.56443554975">
            <text:p>$8,076.56</text:p>
          </table:table-cell>
          <table:table-cell table:style-name="ce2" table:formula="of:=[.E20]*[.$F$4]" office:value-type="currency" office:currency="USD" office:value="80.7656443554975">
            <text:p>$80.77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20]+[.F20]-[.G20]" office:value-type="currency" office:currency="USD" office:value="7825.19007990525">
            <text:p>$7,825.19</text:p>
          </table:table-cell>
          <table:table-cell table:style-name="ce2" table:formula="of:=[.E21]*[.$F$4]" office:value-type="currency" office:currency="USD" office:value="78.2519007990525">
            <text:p>$78.2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21]+[.F21]-[.G21]" office:value-type="currency" office:currency="USD" office:value="7571.3019807043">
            <text:p>$7,571.30</text:p>
          </table:table-cell>
          <table:table-cell table:style-name="ce2" table:formula="of:=[.E22]*[.$F$4]" office:value-type="currency" office:currency="USD" office:value="75.713019807043">
            <text:p>$75.71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22]+[.F22]-[.G22]" office:value-type="currency" office:currency="USD" office:value="7314.87500051134">
            <text:p>$7,314.88</text:p>
          </table:table-cell>
          <table:table-cell table:style-name="ce2" table:formula="of:=[.E23]*[.$F$4]" office:value-type="currency" office:currency="USD" office:value="73.1487500051134">
            <text:p>$73.1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23]+[.F23]-[.G23]" office:value-type="currency" office:currency="USD" office:value="7055.88375051646">
            <text:p>$7,055.88</text:p>
          </table:table-cell>
          <table:table-cell table:style-name="ce2" table:formula="of:=[.E24]*[.$F$4]" office:value-type="currency" office:currency="USD" office:value="70.5588375051646">
            <text:p>$70.56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E24]+[.F24]-[.G24]" office:value-type="currency" office:currency="USD" office:value="6794.30258802162">
            <text:p>$6,794.30</text:p>
          </table:table-cell>
          <table:table-cell table:style-name="ce2" table:formula="of:=[.E25]*[.$F$4]" office:value-type="currency" office:currency="USD" office:value="67.9430258802162">
            <text:p>$67.94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E25]+[.F25]-[.G25]" office:value-type="currency" office:currency="USD" office:value="6530.10561390184">
            <text:p>$6,530.11</text:p>
          </table:table-cell>
          <table:table-cell table:style-name="ce2" table:formula="of:=[.E26]*[.$F$4]" office:value-type="currency" office:currency="USD" office:value="65.3010561390184">
            <text:p>$65.30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E26]+[.F26]-[.G26]" office:value-type="currency" office:currency="USD" office:value="6263.26667004086">
            <text:p>$6,263.27</text:p>
          </table:table-cell>
          <table:table-cell table:style-name="ce2" table:formula="of:=[.E27]*[.$F$4]" office:value-type="currency" office:currency="USD" office:value="62.6326667004086">
            <text:p>$62.63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E27]+[.F27]-[.G27]" office:value-type="currency" office:currency="USD" office:value="5993.75933674126">
            <text:p>$5,993.76</text:p>
          </table:table-cell>
          <table:table-cell table:style-name="ce2" table:formula="of:=[.E28]*[.$F$4]" office:value-type="currency" office:currency="USD" office:value="59.9375933674126">
            <text:p>$59.94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E28]+[.F28]-[.G28]" office:value-type="currency" office:currency="USD" office:value="5721.55693010868">
            <text:p>$5,721.56</text:p>
          </table:table-cell>
          <table:table-cell table:style-name="ce2" table:formula="of:=[.E29]*[.$F$4]" office:value-type="currency" office:currency="USD" office:value="57.2155693010868">
            <text:p>$57.22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E29]+[.F29]-[.G29]" office:value-type="currency" office:currency="USD" office:value="5446.63249940976">
            <text:p>$5,446.63</text:p>
          </table:table-cell>
          <table:table-cell table:style-name="ce2" table:formula="of:=[.E30]*[.$F$4]" office:value-type="currency" office:currency="USD" office:value="54.4663249940976">
            <text:p>$54.47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E30]+[.F30]-[.G30]" office:value-type="currency" office:currency="USD" office:value="5168.95882440386">
            <text:p>$5,168.96</text:p>
          </table:table-cell>
          <table:table-cell table:style-name="ce2" table:formula="of:=[.E31]*[.$F$4]" office:value-type="currency" office:currency="USD" office:value="51.6895882440386">
            <text:p>$51.69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E31]+[.F31]-[.G31]" office:value-type="currency" office:currency="USD" office:value="4888.5084126479">
            <text:p>$4,888.51</text:p>
          </table:table-cell>
          <table:table-cell table:style-name="ce2" table:formula="of:=[.E32]*[.$F$4]" office:value-type="currency" office:currency="USD" office:value="48.885084126479">
            <text:p>$48.89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E32]+[.F32]-[.G32]" office:value-type="currency" office:currency="USD" office:value="4605.25349677438">
            <text:p>$4,605.25</text:p>
          </table:table-cell>
          <table:table-cell table:style-name="ce2" table:formula="of:=[.E33]*[.$F$4]" office:value-type="currency" office:currency="USD" office:value="46.0525349677438">
            <text:p>$46.0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E33]+[.F33]-[.G33]" office:value-type="currency" office:currency="USD" office:value="4319.16603174212">
            <text:p>$4,319.17</text:p>
          </table:table-cell>
          <table:table-cell table:style-name="ce2" table:formula="of:=[.E34]*[.$F$4]" office:value-type="currency" office:currency="USD" office:value="43.1916603174212">
            <text:p>$43.19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E34]+[.F34]-[.G34]" office:value-type="currency" office:currency="USD" office:value="4030.21769205954">
            <text:p>$4,030.22</text:p>
          </table:table-cell>
          <table:table-cell table:style-name="ce2" table:formula="of:=[.E35]*[.$F$4]" office:value-type="currency" office:currency="USD" office:value="40.3021769205954">
            <text:p>$40.30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E35]+[.F35]-[.G35]" office:value-type="currency" office:currency="USD" office:value="3738.37986898014">
            <text:p>$3,738.38</text:p>
          </table:table-cell>
          <table:table-cell table:style-name="ce2" table:formula="of:=[.E36]*[.$F$4]" office:value-type="currency" office:currency="USD" office:value="37.3837986898014">
            <text:p>$37.38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E36]+[.F36]-[.G36]" office:value-type="currency" office:currency="USD" office:value="3443.62366766994">
            <text:p>$3,443.62</text:p>
          </table:table-cell>
          <table:table-cell table:style-name="ce2" table:formula="of:=[.E37]*[.$F$4]" office:value-type="currency" office:currency="USD" office:value="34.4362366766994">
            <text:p>$34.44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E37]+[.F37]-[.G37]" office:value-type="currency" office:currency="USD" office:value="3145.91990434664">
            <text:p>$3,145.92</text:p>
          </table:table-cell>
          <table:table-cell table:style-name="ce2" table:formula="of:=[.E38]*[.$F$4]" office:value-type="currency" office:currency="USD" office:value="31.4591990434664">
            <text:p>$31.46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E38]+[.F38]-[.G38]" office:value-type="currency" office:currency="USD" office:value="2845.2391033901">
            <text:p>$2,845.24</text:p>
          </table:table-cell>
          <table:table-cell table:style-name="ce2" table:formula="of:=[.E39]*[.$F$4]" office:value-type="currency" office:currency="USD" office:value="28.4523910339011">
            <text:p>$28.4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E39]+[.F39]-[.G39]" office:value-type="currency" office:currency="USD" office:value="2541.55149442401">
            <text:p>$2,541.55</text:p>
          </table:table-cell>
          <table:table-cell table:style-name="ce2" table:formula="of:=[.E40]*[.$F$4]" office:value-type="currency" office:currency="USD" office:value="25.4155149442401">
            <text:p>$25.42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E40]+[.F40]-[.G40]" office:value-type="currency" office:currency="USD" office:value="2234.82700936825">
            <text:p>$2,234.83</text:p>
          </table:table-cell>
          <table:table-cell table:style-name="ce2" table:formula="of:=[.E41]*[.$F$4]" office:value-type="currency" office:currency="USD" office:value="22.3482700936825">
            <text:p>$22.3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E41]+[.F41]-[.G41]" office:value-type="currency" office:currency="USD" office:value="1925.03527946193">
            <text:p>$1,925.04</text:p>
          </table:table-cell>
          <table:table-cell table:style-name="ce2" table:formula="of:=[.E42]*[.$F$4]" office:value-type="currency" office:currency="USD" office:value="19.2503527946193">
            <text:p>$19.2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E42]+[.F42]-[.G42]" office:value-type="currency" office:currency="USD" office:value="1612.14563225655">
            <text:p>$1,612.15</text:p>
          </table:table-cell>
          <table:table-cell table:style-name="ce2" table:formula="of:=[.E43]*[.$F$4]" office:value-type="currency" office:currency="USD" office:value="16.1214563225655">
            <text:p>$16.12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E43]+[.F43]-[.G43]" office:value-type="currency" office:currency="USD" office:value="1296.12708857911">
            <text:p>$1,296.13</text:p>
          </table:table-cell>
          <table:table-cell table:style-name="ce2" table:formula="of:=[.E44]*[.$F$4]" office:value-type="currency" office:currency="USD" office:value="12.9612708857911">
            <text:p>$12.96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E44]+[.F44]-[.G44]" office:value-type="currency" office:currency="USD" office:value="976.948359464905">
            <text:p>$976.95</text:p>
          </table:table-cell>
          <table:table-cell table:style-name="ce2" table:formula="of:=[.E45]*[.$F$4]" office:value-type="currency" office:currency="USD" office:value="9.76948359464905">
            <text:p>$9.77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E45]+[.F45]-[.G45]" office:value-type="currency" office:currency="USD" office:value="654.577843059554">
            <text:p>$654.58</text:p>
          </table:table-cell>
          <table:table-cell table:style-name="ce2" table:formula="of:=[.E46]*[.$F$4]" office:value-type="currency" office:currency="USD" office:value="6.54577843059554">
            <text:p>$6.55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E46]+[.F46]-[.G46]" office:value-type="currency" office:currency="USD" office:value="328.983621490149">
            <text:p>$328.98</text:p>
          </table:table-cell>
          <table:table-cell table:style-name="ce2" table:formula="of:=[.E47]*[.$F$4]" office:value-type="currency" office:currency="USD" office:value="3.28983621490149">
            <text:p>$3.29</text:p>
          </table:table-cell>
          <table:table-cell table:style-name="ce2" table:formula="of:=[.$F$6]" office:value-type="currency" office:currency="USD" office:value="332.14">
            <text:p>$332.1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E47]+[.F47]-[.G47]" office:value-type="currency" office:currency="USD" office:value="0.133457705051001">
            <text:p>$0.13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6/28/2021</text:date>, <text:time>11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6-28T10:56:15.26</meta:creation-date>
    <dc:date>2021-06-28T11:39:08.24</dc:date>
    <dc:creator>Mark Lehr</dc:creator>
    <meta:editing-duration>PT42M52S</meta:editing-duration>
    <meta:editing-cycles>3</meta:editing-cycles>
    <meta:generator>OpenOffice/4.1.6$Win32 OpenOffice.org_project/416m1$Build-9790</meta:generator>
    <meta:document-statistic meta:table-count="1" meta:cell-count="162" meta:object-count="0"/>
  </office:meta>
</office:document-meta>
</file>